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55cm" fo:min-width="3.1cm"/>
      <style:paragraph-properties style:writing-mode="lr-tb"/>
    </style:style>
    <style:style style:name="gr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1cm"/>
      <style:paragraph-properties style:writing-mode="lr-tb"/>
    </style:style>
    <style:style style:name="gr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18cm"/>
      <style:paragraph-properties style:writing-mode="lr-tb"/>
    </style:style>
    <style:style style:name="gr4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1cm"/>
      <style:paragraph-properties style:writing-mode="lr-tb"/>
    </style:style>
    <style:style style:name="gr5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1cm"/>
      <style:paragraph-properties style:writing-mode="lr-tb"/>
    </style:style>
    <style:style style:name="gr6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1cm"/>
      <style:paragraph-properties style:writing-mode="lr-tb"/>
    </style:style>
    <style:style style:name="gr7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cm"/>
      <style:paragraph-properties style:writing-mode="lr-tb"/>
    </style:style>
    <style:style style:name="gr8" style:family="graphic" style:parent-style-name="objectwithoutfill">
      <style:graphic-properties svg:stroke-width="0.028cm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2.15cm" fo:min-width="3.9cm"/>
      <style:paragraph-properties style:writing-mode="lr-tb"/>
    </style:style>
    <style:style style:name="gr10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3.9cm"/>
      <style:paragraph-properties style:writing-mode="lr-tb"/>
    </style:style>
    <style:style style:name="gr1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1cm"/>
      <style:paragraph-properties style:writing-mode="lr-tb"/>
    </style:style>
    <style:style style:name="gr1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9cm"/>
      <style:paragraph-properties style:writing-mode="lr-tb"/>
    </style:style>
    <style:style style:name="gr1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5cm"/>
      <style:paragraph-properties style:writing-mode="lr-tb"/>
    </style:style>
    <style:style style:name="gr1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3cm"/>
      <style:paragraph-properties style:writing-mode="lr-tb"/>
    </style:style>
    <style:style style:name="gr15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16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17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18" style:family="graphic" style:parent-style-name="standard">
      <style:graphic-properties draw:fill-color="#9cdff4" draw:textarea-horizontal-align="justify" draw:textarea-vertical-align="middle" draw:auto-grow-height="false" fo:min-height="0.322cm" fo:min-width="0.3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20" style:family="graphic" style:parent-style-name="standard">
      <style:graphic-properties draw:fill-color="#9cdff4" draw:textarea-horizontal-align="justify" draw:textarea-vertical-align="middle" draw:auto-grow-height="false" fo:min-height="0.227cm" fo:min-width="0.701cm"/>
    </style:style>
    <style:style style:name="gr21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22" style:family="graphic" style:parent-style-name="standard">
      <style:graphic-properties draw:fill-color="#9cdff4" draw:textarea-horizontal-align="justify" draw:textarea-vertical-align="middle" draw:auto-grow-height="false" fo:min-height="0.036cm" fo:min-width="0cm"/>
      <style:paragraph-properties style:writing-mode="lr-tb"/>
    </style:style>
    <style:style style:name="gr2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5cm"/>
      <style:paragraph-properties style:writing-mode="lr-tb"/>
    </style:style>
    <style:style style:name="gr2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5cm"/>
      <style:paragraph-properties style:writing-mode="lr-tb"/>
    </style:style>
    <style:style style:name="gr25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3.1cm"/>
      <style:paragraph-properties style:writing-mode="lr-tb"/>
    </style:style>
    <style:style style:name="gr26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3.1cm"/>
      <style:paragraph-properties style:writing-mode="lr-tb"/>
    </style:style>
    <style:style style:name="gr27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-color="#9cdff4" draw:textarea-horizontal-align="justify" draw:textarea-vertical-align="middle" draw:auto-grow-height="false" fo:min-height="0.544cm" fo:min-width="0.701cm"/>
    </style:style>
    <style:style style:name="gr2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cm"/>
      <style:paragraph-properties style:writing-mode="lr-tb"/>
    </style:style>
    <style:style style:name="gr30" style:family="graphic" style:parent-style-name="standard">
      <style:graphic-properties draw:fill-color="#9cdff4" draw:textarea-horizontal-align="justify" draw:textarea-vertical-align="middle" draw:auto-grow-height="false" fo:min-height="0.036cm" fo:min-width="0.357cm"/>
      <style:paragraph-properties style:writing-mode="lr-tb"/>
    </style:style>
    <style:style style:name="gr31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3.35cm" fo:min-width="2.5cm"/>
      <style:paragraph-properties style:writing-mode="lr-tb"/>
    </style:style>
    <style:style style:name="gr32" style:family="graphic" style:parent-style-name="standard">
      <style:graphic-properties svg:stroke-color="#3465a4" draw:fill-color="#81d41a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33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2.3cm"/>
      <style:paragraph-properties style:writing-mode="lr-tb"/>
    </style:style>
    <style:style style:name="gr34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2.35cm" fo:min-width="2.3cm"/>
      <style:paragraph-properties style:writing-mode="lr-tb"/>
    </style:style>
    <style:style style:name="gr35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36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5cm"/>
      <style:paragraph-properties style:writing-mode="lr-tb"/>
    </style:style>
    <style:style style:name="gr37" style:family="graphic" style:parent-style-name="standard">
      <style:graphic-properties draw:fill="solid" draw:fill-color="#9cdff4" draw:textarea-horizontal-align="justify" draw:textarea-vertical-align="middle" draw:auto-grow-height="false" fo:min-height="0.322cm" fo:min-width="2.926cm"/>
      <style:paragraph-properties style:writing-mode="lr-tb"/>
    </style:style>
    <style:style style:name="gr38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1.349cm" fo:min-width="2.5cm"/>
      <style:paragraph-properties style:writing-mode="lr-tb"/>
    </style:style>
    <style:style style:name="gr3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5cm"/>
      <style:paragraph-properties style:writing-mode="lr-tb"/>
    </style:style>
    <style:style style:name="gr40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41" style:family="graphic" style:parent-style-name="standard">
      <style:graphic-properties draw:fill-color="#9cdff4" draw:textarea-horizontal-align="justify" draw:textarea-vertical-align="middle" draw:auto-grow-height="false" fo:min-height="0.036cm" fo:min-width="2.755cm"/>
      <style:paragraph-properties style:writing-mode="lr-tb"/>
    </style:style>
    <style:style style:name="gr42" style:family="graphic" style:parent-style-name="standard">
      <style:graphic-properties draw:fill-color="#9cdff4" draw:textarea-horizontal-align="justify" draw:textarea-vertical-align="middle" draw:auto-grow-height="false" fo:min-height="0.322cm" fo:min-width="3.44cm"/>
      <style:paragraph-properties style:writing-mode="lr-tb"/>
    </style:style>
    <style:style style:name="gr43" style:family="graphic" style:parent-style-name="standard">
      <style:graphic-properties draw:fill-color="#ffffd7" draw:textarea-horizontal-align="justify" draw:textarea-vertical-align="middle" draw:auto-grow-height="false" fo:min-height="0.55cm" fo:min-width="2.499cm" fo:wrap-option="no-wrap"/>
      <style:paragraph-properties style:writing-mode="lr-tb"/>
    </style:style>
    <style:style style:name="gr44" style:family="graphic" style:parent-style-name="standard">
      <style:graphic-properties draw:fill-color="#9cdff4" draw:textarea-horizontal-align="justify" draw:textarea-vertical-align="middle" draw:auto-grow-height="false" fo:min-height="0.227cm" fo:min-width="0.3cm"/>
    </style:style>
    <style:style style:name="P1" style:family="paragraph">
      <loext:graphic-properties draw:fill-color="#9cdff4" draw:opacity="99%"/>
      <style:paragraph-properties fo:text-align="center"/>
      <style:text-properties fo:font-size="12pt" style:font-size-asian="14pt" style:font-size-complex="14pt"/>
    </style:style>
    <style:style style:name="P2" style:family="paragraph">
      <style:paragraph-properties fo:text-align="center"/>
      <style:text-properties fo:font-size="9pt" style:font-size-asian="10pt" style:font-size-complex="10pt"/>
    </style:style>
    <style:style style:name="P3" style:family="paragraph">
      <loext:graphic-properties draw:fill-color="#9cdff4" draw:opacity="99%"/>
      <style:paragraph-properties fo:text-align="center"/>
      <style:text-properties fo:font-size="9pt" style:font-size-asian="10pt" style:font-size-complex="10pt"/>
    </style:style>
    <style:style style:name="P4" style:family="paragraph">
      <style:paragraph-properties fo:text-align="center"/>
      <style:text-properties fo:font-size="7pt" style:font-size-asian="10pt" style:font-size-complex="10pt"/>
    </style:style>
    <style:style style:name="P5" style:family="paragraph">
      <loext:graphic-properties draw:fill-color="#9cdff4" draw:opacity="99%"/>
      <style:paragraph-properties fo:text-align="center"/>
      <style:text-properties fo:font-size="7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9pt" style:font-size-asian="10pt" style:font-size-complex="10pt"/>
    </style:style>
    <style:style style:name="P7" style:family="paragraph">
      <loext:graphic-properties draw:fill-color="#d4ea6b" draw:opacity="95%"/>
      <style:paragraph-properties fo:margin-left="0cm" fo:margin-right="0cm" fo:margin-top="0cm" fo:margin-bottom="0cm" fo:line-height="100%" fo:text-align="start" fo:text-indent="0cm"/>
      <style:text-properties fo:font-size="9pt" style:font-size-asian="10pt" style:font-size-complex="1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9cdff4" draw:opacity="95%"/>
      <style:paragraph-properties fo:text-align="center"/>
      <style:text-properties fo:font-size="9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10pt" style:font-size-complex="10pt"/>
    </style:style>
    <style:style style:name="P11" style:family="paragraph">
      <loext:graphic-properties draw:fill-color="#d4ea6b" draw:opacity="95%"/>
      <style:paragraph-properties fo:margin-left="0cm" fo:margin-right="0cm" fo:margin-top="0cm" fo:margin-bottom="0cm" fo:line-height="100%" fo:text-align="center" fo:text-indent="0cm"/>
      <style:text-properties fo:font-size="9pt" style:font-size-asian="10pt" style:font-size-complex="10pt"/>
    </style:style>
    <style:style style:name="P12" style:family="paragraph">
      <style:paragraph-properties fo:text-align="center"/>
      <style:text-properties fo:font-size="7pt"/>
    </style:style>
    <style:style style:name="P13" style:family="paragraph">
      <loext:graphic-properties draw:fill-color="#9cdff4"/>
      <style:paragraph-properties fo:text-align="center"/>
      <style:text-properties fo:font-size="7pt"/>
    </style:style>
    <style:style style:name="P14" style:family="paragraph">
      <style:text-properties fo:font-size="7pt"/>
    </style:style>
    <style:style style:name="P15" style:family="paragraph">
      <loext:graphic-properties draw:fill="none" draw:fill-color="#ffffff"/>
      <style:text-properties fo:font-size="7pt"/>
    </style:style>
    <style:style style:name="P16" style:family="paragraph">
      <loext:graphic-properties draw:fill-color="#9cdff4"/>
      <style:paragraph-properties fo:text-align="center"/>
    </style:style>
    <style:style style:name="P17" style:family="paragraph">
      <style:paragraph-properties fo:text-align="center"/>
      <style:text-properties fo:font-size="6pt"/>
    </style:style>
    <style:style style:name="P18" style:family="paragraph">
      <loext:graphic-properties draw:fill-color="#9cdff4"/>
      <style:paragraph-properties fo:text-align="center"/>
      <style:text-properties fo:font-size="6pt"/>
    </style:style>
    <style:style style:name="P19" style:family="paragraph">
      <loext:graphic-properties draw:fill-color="#9cdff4" draw:opacity="95%"/>
      <style:paragraph-properties fo:text-align="center"/>
      <style:text-properties fo:font-size="7pt" style:font-size-asian="10pt" style:font-size-complex="10pt"/>
    </style:style>
    <style:style style:name="P20" style:family="paragraph">
      <style:paragraph-properties fo:text-align="end"/>
      <style:text-properties fo:font-size="7pt" style:font-size-asian="10pt" style:font-size-complex="10pt"/>
    </style:style>
    <style:style style:name="P21" style:family="paragraph">
      <loext:graphic-properties draw:fill-color="#9cdff4" draw:opacity="99%"/>
      <style:paragraph-properties fo:text-align="end"/>
      <style:text-properties fo:font-size="7pt" style:font-size-asian="10pt" style:font-size-complex="10pt"/>
    </style:style>
    <style:style style:name="P22" style:family="paragraph">
      <style:paragraph-properties fo:text-align="center"/>
      <style:text-properties fo:font-size="6pt" style:font-size-asian="10pt" style:font-size-complex="10pt"/>
    </style:style>
    <style:style style:name="P23" style:family="paragraph">
      <loext:graphic-properties draw:fill-color="#9cdff4" draw:opacity="99%"/>
      <style:paragraph-properties fo:text-align="center"/>
      <style:text-properties fo:font-size="6pt" style:font-size-asian="10pt" style:font-size-complex="10pt"/>
    </style:style>
    <style:style style:name="P24" style:family="paragraph">
      <loext:graphic-properties draw:fill-color="#81d41a" draw:opacity="99%"/>
      <style:paragraph-properties fo:text-align="center"/>
      <style:text-properties fo:font-size="12pt" style:font-size-asian="14pt" style:font-size-complex="14pt"/>
    </style:style>
    <style:style style:name="P25" style:family="paragraph">
      <loext:graphic-properties draw:fill-color="#81d41a" draw:opacity="95%"/>
      <style:paragraph-properties fo:text-align="center"/>
      <style:text-properties fo:font-size="7pt" style:font-size-asian="10pt" style:font-size-complex="10pt"/>
    </style:style>
    <style:style style:name="P26" style:family="paragraph">
      <loext:graphic-properties draw:fill-color="#81d41a" draw:opacity="99%"/>
      <style:paragraph-properties fo:text-align="end"/>
      <style:text-properties fo:font-size="7pt" style:font-size-asian="10pt" style:font-size-complex="10pt"/>
    </style:style>
    <style:style style:name="P27" style:family="paragraph">
      <loext:graphic-properties draw:fill="solid" draw:fill-color="#9cdff4"/>
      <style:paragraph-properties fo:text-align="center"/>
      <style:text-properties fo:font-size="6pt"/>
    </style:style>
    <style:style style:name="P28" style:family="paragraph">
      <loext:graphic-properties draw:fill-color="#ffffd7"/>
      <style:paragraph-properties fo:text-align="center"/>
      <style:text-properties fo:font-size="7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size="9pt" style:font-size-asian="10pt" style:font-size-complex="10pt"/>
    </style:style>
    <style:style style:name="T3" style:family="text">
      <style:text-properties fo:font-size="7pt" style:font-size-asian="10pt" style:font-size-complex="10pt"/>
    </style:style>
    <style:style style:name="T4" style:family="text">
      <style:text-properties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" draw:style-name="dp1" draw:master-page-name="Default">
        <draw:custom-shape draw:style-name="gr1" draw:text-style-name="P1" draw:layer="layout" svg:width="3.6cm" svg:height="0.8cm" svg:x="5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0.4cm" svg:x="5cm" svg:y="4.4cm">
          <text:p text:style-name="P2"><text:span text:style-name="T1">Controller:Vr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0.818cm" svg:height="0.4cm" svg:x="5cm" svg:y="5cm">
          <text:p text:style-name="P4"><text:span text:style-name="T1">CtrlC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0.4cm" svg:x="1cm" svg:y="1cm">
          <text:p text:style-name="P6"><text:span text:style-name="T2">Main: DesComps/D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cm" svg:x="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6cm" svg:height="0.4cm" svg:x="5cm" svg:y="2cm">
          <text:p text:style-name="P2"><text:span text:style-name="T1">Window:*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0.8cm" svg:height="0.4cm" svg:x="5cm" svg:y="2.6cm">
          <text:p text:style-name="P4"><text:span text:style-name="T1">VrvCp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5cm" svg:y1="2.8cm" svg:x2="5cm" svg:y2="5.2cm" draw:start-shape="id1" draw:start-glue-point="3" draw:end-shape="id2" draw:end-glue-point="3" svg:d="M5000 2800h-501v2400h501" svg:viewBox="0 0 502 2401">
          <text:p/>
        </draw:connector>
      </draw:page>
      <draw:page draw:name="Window" draw:style-name="dp1" draw:master-page-name="Default">
        <draw:custom-shape draw:style-name="gr9" draw:text-style-name="P1" draw:layer="layout" svg:width="4.4cm" svg:height="2.4cm" svg:x="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4cm" svg:height="0.4cm" svg:x="6cm" svg:y="3.4cm">
          <text:p text:style-name="P2"><text:span text:style-name="T1">Scen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layout" svg:width="0.6cm" svg:height="0.4cm" svg:x="6cm" svg:y="4cm">
          <text:p text:style-name="P4"><text:span text:style-name="T1">Cp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4cm" svg:height="0.4cm" svg:x="7cm" svg:y="5cm">
          <text:p text:style-name="P4"><text:span text:style-name="T1">VBox/Toolbar/</text:span><text:span text:style-name="T1">BtnUp/Presse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0.4cm" svg:x="6cm" svg:y="4.4cm">
          <text:p text:style-name="P4"><text:span text:style-name="T3">VBox/ModelView/InpMutAddWidge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8cm" svg:height="0.4cm" svg:x="6.6cm" svg:y="5.4cm">
          <text:p text:style-name="P4"><text:span text:style-name="T3">VBox/ModelView/OutCompsCount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3" draw:id="id3" draw:layer="layout" svg:width="3cm" svg:height="0.4cm" svg:x="1cm" svg:y="3.6cm">
          <text:p text:style-name="P2"><text:span text:style-name="T2">S</text:span><text:span text:style-name="T2">c</text:span><text:span text:style-name="T2">C</text:span><text:span text:style-name="T2">p</text:span><text:span text:style-name="T2">c </text:span><text:span text:style-name="T2">: </text:span><text:span text:style-name="T2">S</text:span><text:span text:style-name="T2">c</text:span><text:span text:style-name="T2">e</text:span><text:span text:style-name="T2">n</text:span><text:span text:style-name="T2">e</text:span><text:span text:style-name="T2">C</text:span><text:span text:style-name="T2">p</text:span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2cm" svg:height="0.4cm" svg:x="1cm" svg:y="1cm">
          <text:p text:style-name="P10"><text:span text:style-name="T2">Window: GVisComps/GWindow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cm" svg:y1="3.8cm" svg:x2="6cm" svg:y2="4.2cm" draw:start-shape="id3" draw:start-glue-point="1" draw:end-shape="id4" draw:end-glue-point="3" svg:d="M4000 3800h1000v400h1000" svg:viewBox="0 0 2001 401">
          <text:p/>
        </draw:connector>
      </draw:page>
      <draw:page draw:name="VrController" draw:style-name="dp1" draw:master-page-name="Default">
        <draw:custom-shape draw:style-name="gr17" draw:text-style-name="P11" draw:layer="layout" svg:width="5.2cm" svg:height="0.4cm" svg:x="1cm" svg:y="1cm">
          <text:p text:style-name="P10"><text:span text:style-name="T2">AvrMdl/</text:span><text:span text:style-name="T2">VrController: </text:span><text:span text:style-name="T2">DesComps/D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6" draw:id="id6" draw:layer="layout" svg:width="1cm" svg:height="0.8cm" svg:x="16cm" svg:y="3.8cm">
          <text:p text:style-name="P12">false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5" draw:layer="layout" svg:width="1.4cm" svg:height="0.526cm" svg:x="16cm" svg:y="3.2cm">
          <draw:text-box>
            <text:p text:style-name="P14">VrpDirty</text:p>
          </draw:text-box>
        </draw:frame>
        <draw:custom-shape draw:style-name="gr20" draw:text-style-name="P16" xml:id="id5" draw:id="id5" draw:layer="layout" svg:width="1.2cm" svg:height="0.6cm" draw:transform="rotate (1.5707963267949) translate (14.4cm 4.8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2cm" svg:height="0.526cm" svg:x="13.4cm" svg:y="3.074cm">
          <draw:text-box>
            <text:p text:style-name="P14"><text:span text:style-name="T4">:ATrc</text:span><text:span text:style-name="T4">AndVa</text:span><text:span text:style-name="T4">r</text:span></text:p>
          </draw:text-box>
        </draw:frame>
        <draw:connector draw:style-name="gr8" draw:text-style-name="P8" draw:layer="layout" svg:x1="15cm" svg:y1="4.2cm" svg:x2="16cm" svg:y2="4.2cm" draw:start-shape="id5" draw:start-glue-point="6" draw:end-shape="id6" draw:end-glue-point="5" svg:d="M15000 4200h1000" svg:viewBox="0 0 1001 1">
          <text:p/>
        </draw:connector>
        <draw:custom-shape draw:style-name="gr20" draw:text-style-name="P16" xml:id="id7" draw:id="id7" draw:layer="layout" svg:width="1.2cm" svg:height="0.6cm" draw:transform="rotate (1.5707963267949) translate (11.6cm 4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5" draw:layer="layout" svg:width="2.6cm" svg:height="0.526cm" svg:x="10.6cm" svg:y="2.6cm">
          <draw:text-box>
            <text:p text:style-name="P14"><text:span text:style-name="T4">:</text:span><text:span text:style-name="T4">E</text:span><text:span text:style-name="T4">q</text:span><text:span text:style-name="T4"> </text:span><text:span text:style-name="T4">: 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2.2cm" svg:y1="3.8cm" svg:x2="14.4cm" svg:y2="3.801cm" draw:start-shape="id7" draw:start-glue-point="6" draw:end-shape="id5" draw:end-glue-point="8" svg:d="M12200 3800h1101v1h1099" svg:viewBox="0 0 2201 2">
          <text:p/>
        </draw:connector>
        <draw:custom-shape draw:style-name="gr22" draw:text-style-name="P18" xml:id="id8" draw:id="id8" draw:layer="layout" svg:width="0.4cm" svg:height="0.4cm" svg:x="10.8cm" svg:y="4cm">
          <text:p text:style-name="P17">1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2cm" svg:y1="4.2cm" svg:x2="11.6cm" svg:y2="4.199cm" draw:start-shape="id8" draw:start-glue-point="7" draw:end-shape="id7" draw:end-glue-point="9" svg:d="M11200 4200h201v-1h199" svg:viewBox="0 0 401 2">
          <text:p/>
        </draw:connector>
        <draw:custom-shape draw:style-name="gr23" draw:text-style-name="P1" draw:layer="layout" svg:width="3cm" svg:height="1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.8cm" svg:y="2.6cm">
          <text:p text:style-name="P4"><text:span text:style-name="T1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cm" svg:height="0.4cm" svg:x="2.8cm" svg:y="3.2cm">
          <text:p text:style-name="P20"><text:span text:style-name="T3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.8cm" svg:y1="3.4cm" svg:x2="11.6cm" svg:y2="3.401cm" draw:start-shape="id9" draw:start-glue-point="1" draw:end-shape="id7" draw:end-glue-point="8" svg:d="M4800 3400h3400v1h3400" svg:viewBox="0 0 6801 2">
          <text:p/>
        </draw:connector>
        <draw:custom-shape draw:style-name="gr18" draw:text-style-name="P13" xml:id="id10" draw:id="id10" draw:layer="layout" svg:width="1cm" svg:height="0.8cm" svg:x="12cm" svg:y="9.326cm">
          <text:p text:style-name="P12">SS nil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5" draw:layer="layout" svg:width="1.4cm" svg:height="0.526cm" svg:x="11.8cm" svg:y="8.8cm">
          <draw:text-box>
            <text:p text:style-name="P14">Cursor</text:p>
          </draw:text-box>
        </draw:frame>
        <draw:custom-shape draw:style-name="gr25" draw:text-style-name="P1" draw:layer="layout" svg:width="3.6cm" svg:height="1cm" svg:x="13.8cm" svg:y="9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3.6cm" svg:height="0.4cm" svg:x="13.8cm" svg:y="8.926cm">
          <text:p text:style-name="P4"><text:span text:style-name="T1">CursorUdp : UnitAdp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1" draw:id="id11" draw:layer="layout" svg:width="1.4cm" svg:height="0.4cm" svg:x="13.8cm" svg:y="9.526cm">
          <text:p text:style-name="P4"><text:span text:style-name="T3">InpMagUri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cm" svg:height="0.4cm" svg:x="15.4cm" svg:y="9.526cm">
          <text:p text:style-name="P20"><text:span text:style-name="T3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3cm" svg:y1="9.726cm" svg:x2="13.8cm" svg:y2="9.726cm" draw:start-shape="id10" draw:start-glue-point="7" draw:end-shape="id11" draw:end-glue-point="3" svg:d="M13000 9726h800" svg:viewBox="0 0 801 1">
          <text:p/>
        </draw:connector>
        <draw:custom-shape draw:style-name="gr28" draw:text-style-name="P16" xml:id="id12" draw:id="id12" draw:layer="layout" svg:width="1.2cm" svg:height="1cm" draw:transform="rotate (1.5707963267949) translate (10.2cm 10.3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9.6cm" svg:y="8.6cm">
          <draw:text-box>
            <text:p text:style-name="P14"><text:span text:style-name="T4">:ATrcSwitchBool</text:span></text:p>
          </draw:text-box>
        </draw:frame>
        <draw:connector draw:style-name="gr8" draw:text-style-name="P8" draw:layer="layout" svg:x1="11.2cm" svg:y1="9.726cm" svg:x2="12cm" svg:y2="9.726cm" draw:start-shape="id12" draw:start-glue-point="6" draw:end-shape="id10" draw:end-glue-point="5" svg:d="M11200 9726h800" svg:viewBox="0 0 801 1">
          <text:p/>
        </draw:connector>
        <draw:custom-shape draw:style-name="gr28" draw:text-style-name="P16" xml:id="id13" draw:id="id13" draw:layer="layout" svg:width="1.2cm" svg:height="1cm" draw:transform="rotate (1.5707963267949) translate (9cm 12.3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8.4cm" svg:y="10.6cm">
          <draw:text-box>
            <text:p text:style-name="P14"><text:span text:style-name="T4">Eq:ATrcCmpVar</text:span></text:p>
          </draw:text-box>
        </draw:frame>
        <draw:connector draw:style-name="gr8" draw:text-style-name="P8" draw:layer="layout" svg:x1="10cm" svg:y1="11.726cm" svg:x2="10.7cm" svg:y2="10.326cm" draw:start-shape="id13" draw:start-glue-point="6" draw:end-shape="id12" draw:end-glue-point="5" svg:d="M10000 11726h700v-1400" svg:viewBox="0 0 701 1401">
          <text:p/>
        </draw:connector>
        <draw:custom-shape draw:style-name="gr28" draw:text-style-name="P16" xml:id="id14" draw:id="id14" draw:layer="layout" svg:width="1.2cm" svg:height="1cm" draw:transform="rotate (1.5707963267949) translate (7.8cm 9.9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7.2cm" svg:y="8.2cm">
          <draw:text-box>
            <text:p text:style-name="P14"><text:span text:style-name="T4">:ATrcSwitchBool</text:span></text:p>
          </draw:text-box>
        </draw:frame>
        <draw:connector draw:style-name="gr8" draw:text-style-name="P8" draw:layer="layout" svg:x1="8.8cm" svg:y1="9.326cm" svg:x2="10.2cm" svg:y2="9.327cm" draw:start-shape="id14" draw:start-glue-point="6" draw:end-shape="id12" draw:end-glue-point="8" svg:d="M8800 9326h701v1h699" svg:viewBox="0 0 1401 2">
          <text:p/>
        </draw:connector>
        <draw:custom-shape draw:style-name="gr29" draw:text-style-name="P23" draw:layer="layout" svg:width="0.4cm" svg:height="0.4cm" svg:x="10.2cm" svg:y="9.126cm">
          <text:p text:style-name="P2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5" draw:id="id15" draw:layer="layout" svg:width="1.2cm" svg:height="0.6cm" draw:transform="rotate (1.5707963267949) translate (7.2cm 12.326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6cm" svg:y="10.526cm">
          <draw:text-box>
            <text:p text:style-name="P14"><text:span text:style-name="T4">E</text:span><text:span text:style-name="T4">q</text:span><text:span text:style-name="T4">:</text:span><text:span text:style-name="T4">A</text:span><text:span text:style-name="T4">T</text:span><text:span text:style-name="T4">r</text:span><text:span text:style-name="T4">c</text:span><text:span text:style-name="T4">C</text:span><text:span text:style-name="T4">m</text:span><text:span text:style-name="T4">p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7.8cm" svg:y1="11.726cm" svg:x2="8.3cm" svg:y2="9.926cm" draw:start-shape="id15" draw:start-glue-point="6" draw:end-shape="id14" draw:end-glue-point="5" svg:d="M7800 11726h502v-1200h-2v-600" svg:viewBox="0 0 503 1801">
          <text:p/>
        </draw:connector>
        <draw:custom-shape draw:style-name="gr30" draw:text-style-name="P18" xml:id="id16" draw:id="id16" draw:layer="layout" svg:width="1cm" svg:height="0.4cm" svg:x="5.8cm" svg:y="11.126cm">
          <text:p text:style-name="P17">S Nil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6.8cm" svg:y1="11.326cm" svg:x2="7.2cm" svg:y2="11.327cm" draw:start-shape="id16" draw:start-glue-point="7" draw:end-shape="id15" draw:end-glue-point="8" svg:d="M6800 11326h201v1h199" svg:viewBox="0 0 401 2">
          <text:p/>
        </draw:connector>
        <draw:custom-shape draw:style-name="gr31" draw:text-style-name="P24" draw:layer="layout" svg:width="3cm" svg:height="3.6cm" svg:x="1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3cm" svg:height="0.4cm" svg:x="1cm" svg:y="11.8cm">
          <text:p text:style-name="P4"><text:span text:style-name="T3">CtrlCp : </text:span><text:span text:style-name="T3">VrControllerCp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2.8cm" svg:height="0.4cm" svg:x="1.2cm" svg:y="12.4cm">
          <text:p text:style-name="P20"><text:span text:style-name="T3">Na</text:span><text:span text:style-name="T3">vC</text:span><text:span text:style-name="T3">trl </text:span><text:span text:style-name="T3">: </text:span><text:span text:style-name="T3">AS</text:span><text:span text:style-name="T3">oc</text:span><text:span text:style-name="T3">ket</text:span><text:span text:style-name="T3">Mc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2.8cm" svg:height="2.6cm" svg:x="1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17" draw:id="id17" draw:layer="layout" svg:width="1.8cm" svg:height="0.4cm" svg:x="2.2cm" svg:y="13cm">
          <text:p text:style-name="P20"><text:span text:style-name="T3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0.6cm" svg:x1="4cm" svg:y1="13.2cm" svg:x2="7.2cm" svg:y2="12.125cm" draw:start-shape="id17" draw:start-glue-point="1" draw:end-shape="id15" draw:end-glue-point="9" svg:d="M4000 13200h2200v-1075h1000" svg:viewBox="0 0 3201 1076">
          <text:p/>
        </draw:connector>
        <draw:connector draw:style-name="gr8" draw:text-style-name="P8" draw:layer="layout" draw:line-skew="-0.8cm" svg:x1="4cm" svg:y1="13.2cm" svg:x2="7.8cm" svg:y2="8.927cm" draw:start-shape="id17" draw:start-glue-point="1" draw:end-shape="id14" draw:end-glue-point="8" svg:d="M4000 13200h1100v-4273h2700" svg:viewBox="0 0 3801 4274">
          <text:p/>
        </draw:connector>
        <draw:connector draw:style-name="gr8" draw:text-style-name="P8" draw:layer="layout" draw:line-skew="0cm -0.102cm" svg:x1="7.8cm" svg:y1="9.725cm" svg:x2="13cm" svg:y2="9.726cm" draw:start-shape="id14" draw:start-glue-point="9" draw:end-shape="id10" draw:end-glue-point="7" svg:d="M7800 9725h-501v801h6203v-800h-502" svg:viewBox="0 0 6204 802">
          <text:p/>
        </draw:connector>
        <draw:custom-shape draw:style-name="gr36" draw:text-style-name="P26" xml:id="id18" draw:id="id18" draw:layer="layout" svg:width="2cm" svg:height="0.4cm" svg:x="2cm" svg:y="14cm">
          <text:p text:style-name="P20"><text:span text:style-name="T3">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4cm" svg:y1="14.2cm" svg:x2="13cm" svg:y2="9.726cm" draw:start-shape="id18" draw:start-glue-point="1" draw:end-shape="id10" draw:end-glue-point="7" svg:d="M4000 14200h9502v-4474h-502" svg:viewBox="0 0 9503 4475">
          <text:p/>
        </draw:connector>
        <draw:custom-shape draw:style-name="gr36" draw:text-style-name="P26" xml:id="id19" draw:id="id19" draw:layer="layout" svg:width="2cm" svg:height="0.4cm" svg:x="2cm" svg:y="14.4cm">
          <text:p text:style-name="P20"><text:span text:style-name="T3">MutAdd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7" xml:id="id20" draw:id="id20" draw:layer="layout" svg:width="4cm" svg:height="0.8cm" svg:x="13cm" svg:y="15.526cm">
          <text:p text:style-name="P17">TPL,SS:name,SS:type,SI:pos </text:p>
          <text:p text:style-name="P17">Drp /*/Modules/AvrMdl/UnitDrp 0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5" draw:layer="layout" svg:width="1.4cm" svg:height="0.526cm" svg:x="15.6cm" svg:y="15cm">
          <draw:text-box>
            <text:p text:style-name="P14">TestDrp</text:p>
          </draw:text-box>
        </draw:frame>
        <draw:connector draw:style-name="gr8" draw:text-style-name="P8" draw:layer="layout" svg:x1="4cm" svg:y1="14.6cm" svg:x2="17cm" svg:y2="15.926cm" draw:start-shape="id19" draw:start-glue-point="1" draw:end-shape="id20" draw:end-glue-point="7" svg:d="M4000 14600h13502v1326h-502" svg:viewBox="0 0 13503 1327">
          <text:p/>
        </draw:connector>
        <draw:custom-shape draw:style-name="gr38" draw:text-style-name="P1" draw:layer="layout" svg:width="3cm" svg:height="1.599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.8cm" svg:y="2.6cm">
          <text:p text:style-name="P4"><text:span text:style-name="T1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xml:id="id9" draw:id="id9" draw:layer="layout" svg:width="2cm" svg:height="0.4cm" svg:x="2.8cm" svg:y="3.2cm">
          <text:p text:style-name="P20"><text:span text:style-name="T3">Comps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4.6cm" svg:y="18.6cm">
          <text:p text:style-name="P4"><text:span text:style-name="T1">Mo</text:span><text:span text:style-name="T1">del</text:span><text:span text:style-name="T1">Vie</text:span><text:span text:style-name="T1">wU</text:span><text:span text:style-name="T1">dp </text:span><text:span text:style-name="T1">: </text:span><text:span text:style-name="T1">Uni</text:span><text:span text:style-name="T1">tA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4.6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cm" svg:height="0.4cm" svg:x="15.6cm" svg:y="19.2cm">
          <text:p text:style-name="P20"><text:span text:style-name="T3">C</text:span><text:span text:style-name="T3">o</text:span><text:span text:style-name="T3">m</text:span><text:span text:style-name="T3">p</text:span><text:span text:style-name="T3">s</text:span><text:span text:style-name="T3">C</text:span><text:span text:style-name="T3">o</text:span><text:span text:style-name="T3">u</text:span><text:span text:style-name="T3">n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3cm" svg:height="0.4cm" svg:x="14.6cm" svg:y="18.6cm">
          <text:p text:style-name="P4"><text:span text:style-name="T3">WindowEdp : </text:span><text:span text:style-name="T3">MelemAdp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xml:id="id22" draw:id="id22" draw:layer="layout" svg:width="1cm" svg:height="0.4cm" svg:x="14.6cm" svg:y="19.2cm">
          <text:p text:style-name="P4">InpMut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1.8cm" svg:height="0.4cm" svg:x="15.8cm" svg:y="19.2cm">
          <text:p text:style-name="P20"><text:span text:style-name="T3"/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21" draw:id="id21" draw:layer="layout" svg:width="1.2cm" svg:height="1cm" draw:transform="rotate (1.5707963267949) translate (12.8cm 20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11.6cm" svg:y="18.4cm">
          <draw:text-box>
            <text:p text:style-name="P14"><text:span text:style-name="T4">:ATrcSwitchBool</text:span></text:p>
          </draw:text-box>
        </draw:frame>
        <draw:connector draw:style-name="gr8" draw:text-style-name="P8" draw:layer="layout" svg:x1="13.8cm" svg:y1="19.4cm" svg:x2="14.6cm" svg:y2="19.4cm" draw:start-shape="id21" draw:start-glue-point="6" draw:end-shape="id22" draw:end-glue-point="3" svg:d="M13800 19400h800" svg:viewBox="0 0 801 1">
          <text:p/>
        </draw:connector>
        <draw:custom-shape draw:style-name="gr18" draw:text-style-name="P13" xml:id="id23" draw:id="id23" draw:layer="layout" svg:width="1cm" svg:height="0.8cm" svg:x="10.8cm" svg:y="18.6cm">
          <text:p text:style-name="P12">false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8cm" svg:y1="19cm" svg:x2="12.8cm" svg:y2="19.001cm" draw:start-shape="id23" draw:start-glue-point="7" draw:end-shape="id21" draw:end-glue-point="8" svg:d="M11800 19000h501v1h499" svg:viewBox="0 0 1001 2">
          <text:p/>
        </draw:connector>
        <draw:custom-shape draw:style-name="gr28" draw:text-style-name="P16" xml:id="id27" draw:id="id27" draw:layer="layout" svg:width="1.2cm" svg:height="1cm" draw:transform="rotate (1.5707963267949) translate (10.4cm 21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9.8cm" svg:y="19.6cm">
          <draw:text-box>
            <text:p text:style-name="P14"><text:span text:style-name="T4">::ATrcMutConn</text:span></text:p>
          </draw:text-box>
        </draw:frame>
        <draw:custom-shape draw:style-name="gr29" draw:text-style-name="P23" xml:id="id24" draw:id="id24" draw:layer="layout" svg:width="0.4cm" svg:height="0.4cm" svg:x="10.4cm" svg:y="20.2cm">
          <text:p text:style-name="P22"><text:span text:style-name="T1">Cp1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xml:id="id26" draw:id="id26" draw:layer="layout" svg:width="0.4cm" svg:height="0.4cm" svg:x="10.4cm" svg:y="21cm">
          <text:p text:style-name="P22"><text:span text:style-name="T1">Cp2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3.8cm" svg:height="0.4cm" svg:x="6cm" svg:y="20.2cm">
          <text:p text:style-name="P12"><text:span text:style-name="T4">SS </text:span><text:span text:style-name="T4">./VrvCp/NavCtrl/Model</text:span><text:span text:style-name="T4">Ur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8cm" svg:y1="20.326cm" svg:x2="10.4cm" svg:y2="20.4cm" draw:end-shape="id24" draw:end-glue-point="3" svg:d="M9800 20326h50v74h550" svg:viewBox="0 0 601 75">
          <text:p/>
        </draw:connector>
        <draw:custom-shape draw:style-name="gr42" draw:text-style-name="P13" xml:id="id25" draw:id="id25" draw:layer="layout" svg:width="4.6cm" svg:height="0.8cm" svg:x="5.2cm" svg:y="20.8cm">
          <text:p text:style-name="P12"><text:span text:style-name="T4">SS </text:span><text:span text:style-name="T4">/testr</text:span><text:span text:style-name="T4">oot/Te</text:span><text:span text:style-name="T4">st/Win</text:span><text:span text:style-name="T4">dow/S</text:span><text:span text:style-name="T4">cene/</text:span></text:p>
          <text:p text:style-name="P12"><text:span text:style-name="T4">VBox/</text:span><text:span text:style-name="T4">Model</text:span><text:span text:style-name="T4">View/</text:span><text:span text:style-name="T4">Drp/</text:span><text:span text:style-name="T4">InpMo</text:span><text:span text:style-name="T4">delUr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8cm" svg:y1="21.2cm" svg:x2="10.4cm" svg:y2="21.2cm" draw:start-shape="id25" draw:start-glue-point="7" draw:end-shape="id26" draw:end-glue-point="3" svg:d="M9800 21200h600" svg:viewBox="0 0 601 1">
          <text:p/>
        </draw:connector>
        <draw:connector draw:style-name="gr8" draw:text-style-name="P8" draw:layer="layout" svg:x1="11.4cm" svg:y1="20.8cm" svg:x2="12.8cm" svg:y2="19.4cm" draw:start-shape="id27" draw:start-glue-point="6" draw:end-shape="id21" draw:end-glue-point="4" svg:d="M11400 20800h701v-1400h699" svg:viewBox="0 0 1401 1401">
          <text:p/>
        </draw:connector>
        <draw:custom-shape draw:style-name="gr28" draw:text-style-name="P16" xml:id="id28" draw:id="id28" draw:layer="layout" svg:width="1.2cm" svg:height="1cm" draw:transform="rotate (1.5707963267949) translate (10.4cm 23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4cm" svg:height="0.526cm" svg:x="9.8cm" svg:y="21.674cm">
          <draw:text-box>
            <text:p text:style-name="P14"><text:span text:style-name="T4">Eq:ATrcCmpVar</text:span></text:p>
          </draw:text-box>
        </draw:frame>
        <draw:connector draw:style-name="gr8" draw:text-style-name="P8" draw:layer="layout" svg:x1="11.4cm" svg:y1="22.8cm" svg:x2="13.3cm" svg:y2="20cm" draw:start-shape="id28" draw:start-glue-point="6" draw:end-shape="id21" draw:end-glue-point="5" svg:d="M11400 22800h1900v-2800" svg:viewBox="0 0 1901 2801">
          <text:p/>
        </draw:connector>
        <draw:custom-shape draw:style-name="gr18" draw:text-style-name="P13" xml:id="id29" draw:id="id29" draw:layer="layout" svg:width="1cm" svg:height="0.8cm" svg:x="8.2cm" svg:y="22.8cm">
          <text:p text:style-name="P12">SI 1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2cm" svg:y1="23.2cm" svg:x2="10.4cm" svg:y2="23.199cm" draw:start-shape="id29" draw:start-glue-point="7" draw:end-shape="id28" draw:end-glue-point="9" svg:d="M9200 23200h601v-1h599" svg:viewBox="0 0 1201 2">
          <text:p/>
        </draw:connector>
        <draw:custom-shape draw:style-name="gr35" draw:text-style-name="P26" xml:id="id30" draw:id="id30" draw:layer="layout" svg:width="1.8cm" svg:height="0.4cm" svg:x="2.2cm" svg:y="13.4cm">
          <text:p text:style-name="P20"><text:span text:style-name="T3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-2.4cm" svg:x1="4cm" svg:y1="13.6cm" svg:x2="10.4cm" svg:y2="22.401cm" draw:start-shape="id30" draw:start-glue-point="1" draw:end-shape="id28" draw:end-glue-point="8" svg:d="M4000 13600h800v8801h5600" svg:viewBox="0 0 6401 8802">
          <text:p/>
        </draw:connector>
        <draw:custom-shape draw:style-name="gr29" draw:text-style-name="P23" draw:layer="layout" svg:width="0.4cm" svg:height="0.4cm" svg:x="12.8cm" svg:y="18.8cm">
          <text:p text:style-name="P2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0.4cm" svg:height="0.4cm" svg:x="12.8cm" svg:y="19.2cm">
          <text:p text:style-name="P2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0.6cm" svg:height="0.4cm" svg:x="13cm" svg:y="19.6cm">
          <text:p text:style-name="P22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2.999cm" svg:height="0.8cm" draw:transform="rotate (0.00680678408277765) translate (8.467cm 15.126cm)">
          <text:p text:style-name="P12">Gives ModelView <text:s/>data</text:p>
          <text:p text:style-name="P12">of creation DRP</text:p>
          <draw:enhanced-geometry svg:viewBox="0 0 21600 21600" draw:mirror-horizontal="true" draw:type="line-callout-1" draw:modifiers="-11073.6 21707.8651685393 -1800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21" xml:id="id34" draw:id="id34" draw:layer="layout" svg:width="2cm" svg:height="0.4cm" svg:x="2.8cm" svg:y="3.6cm">
          <text:p text:style-name="P20"><text:span text:style-name="T3">CompNam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31" draw:id="id31" draw:layer="layout" svg:width="1.2cm" svg:height="0.6cm" draw:transform="rotate (1.5707963267949) translate (10.8cm 6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21" draw:text-style-name="P15" draw:layer="layout" svg:width="2.2cm" svg:height="0.526cm" svg:x="10.2cm" svg:y="4.674cm">
          <draw:text-box>
            <text:p text:style-name="P14"><text:span text:style-name="T4">:</text:span><text:span text:style-name="T4">A</text:span><text:span text:style-name="T4">t</text:span><text:span text:style-name="T4">r</text:span><text:span text:style-name="T4">c</text:span><text:span text:style-name="T4">A</text:span><text:span text:style-name="T4">t</text:span><text:span text:style-name="T4">V</text:span><text:span text:style-name="T4">a</text:span><text:span text:style-name="T4">r</text:span></text:p>
          </draw:text-box>
        </draw:frame>
        <draw:connector draw:style-name="gr8" draw:text-style-name="P8" draw:layer="layout" svg:x1="11.4cm" svg:y1="5.8cm" svg:x2="12.4cm" svg:y2="5.8cm" draw:start-shape="id31" draw:start-glue-point="6" svg:d="M11400 5800h1000" svg:viewBox="0 0 1001 1">
          <text:p/>
        </draw:connector>
        <draw:custom-shape draw:style-name="gr29" draw:text-style-name="P23" xml:id="id33" draw:id="id33" draw:layer="layout" svg:width="0.4cm" svg:height="0.4cm" svg:x="10.8cm" svg:y="5.2cm">
          <text:p text:style-name="P22"><text:span text:style-name="T1">Idx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32" draw:id="id32" draw:layer="layout" svg:width="0.4cm" svg:height="0.4cm" svg:x="10.2cm" svg:y="5.2cm">
          <text:p text:style-name="P17">0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0.6cm" svg:y1="5.4cm" svg:x2="10.8cm" svg:y2="5.4cm" draw:start-shape="id32" draw:start-glue-point="7" draw:end-shape="id33" draw:end-glue-point="3" svg:d="M10600 5400h200" svg:viewBox="0 0 201 1">
          <text:p/>
        </draw:connector>
        <draw:connector draw:style-name="gr8" draw:text-style-name="P8" draw:layer="layout" svg:x1="4.8cm" svg:y1="3.8cm" svg:x2="10.8cm" svg:y2="6.199cm" draw:start-shape="id34" draw:start-glue-point="1" draw:end-shape="id31" draw:end-glue-point="9" svg:d="M4800 3800h3000v2399h3000" svg:viewBox="0 0 6001 2400">
          <text:p/>
        </draw:connector>
        <draw:custom-shape draw:style-name="gr20" draw:text-style-name="P16" xml:id="id36" draw:id="id36" draw:layer="layout" svg:width="1.2cm" svg:height="0.6cm" draw:transform="rotate (1.5707963267949) translate (12.4cm 6.8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5" draw:layer="layout" svg:width="2.6cm" svg:height="0.526cm" svg:x="11.4cm" svg:y="5cm">
          <draw:text-box>
            <text:p text:style-name="P14"><text:span text:style-name="T4">:Neq : </text:span><text:span text:style-name="T4">ATrcC</text:span><text:span text:style-name="T4">mpVar</text:span></text:p>
          </draw:text-box>
        </draw:frame>
        <draw:connector draw:style-name="gr8" draw:text-style-name="P8" draw:layer="layout" svg:x1="8.4cm" svg:y1="7cm" svg:x2="12.4cm" svg:y2="6.599cm" draw:start-shape="id35" draw:start-glue-point="6" draw:end-shape="id36" draw:end-glue-point="9" svg:d="M8400 7000h2001v-401h1999" svg:viewBox="0 0 4001 402">
          <text:p/>
        </draw:connector>
        <draw:custom-shape draw:style-name="gr44" draw:text-style-name="P16" xml:id="id35" draw:id="id35" draw:layer="layout" svg:width="0.799cm" svg:height="0.6cm" draw:transform="rotate (1.5707963267949) translate (7.8cm 7.399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5" draw:layer="layout" svg:width="2.2cm" svg:height="0.526cm" svg:x="6.8cm" svg:y="6.073cm">
          <draw:text-box>
            <text:p text:style-name="P14"><text:span text:style-name="T4">ATrc</text:span><text:span text:style-name="T4">Get</text:span><text:span text:style-name="T4">Nam</text:span><text:span text:style-name="T4">e</text:span></text:p>
          </draw:text-box>
        </draw:frame>
        <draw:connector draw:style-name="gr8" draw:text-style-name="P8" draw:layer="layout" draw:line-skew="0cm -0.563cm 0.101cm" svg:x1="13cm" svg:y1="9.726cm" svg:x2="7.801cm" svg:y2="7cm" draw:start-shape="id10" draw:start-glue-point="7" draw:end-shape="id35" draw:end-glue-point="4" svg:d="M13000 9726h502v-1926h-6102v-800h401" svg:viewBox="0 0 6103 2727">
          <text:p/>
        </draw:connector>
        <draw:connector draw:style-name="gr8" draw:text-style-name="P8" draw:layer="layout" svg:x1="13cm" svg:y1="6.2cm" svg:x2="14.4cm" svg:y2="4.599cm" draw:start-shape="id36" draw:start-glue-point="6" draw:end-shape="id5" draw:end-glue-point="9" svg:d="M13000 6200h701v-1601h699" svg:viewBox="0 0 1401 16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1:08:01.370695770</meta:creation-date>
    <dc:date>2021-01-26T10:31:57.293341122</dc:date>
    <meta:editing-duration>PT11H33M1S</meta:editing-duration>
    <meta:editing-cycles>12</meta:editing-cycles>
    <meta:generator>LibreOffice/6.4.6.2$Linux_X86_64 LibreOffice_project/40$Build-2</meta:generator>
    <meta:document-statistic meta:object-count="121"/>
  </office:meta>
</office:document-meta>
</file>